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6pt" officeooo:rsid="0003454a" officeooo:paragraph-rsid="0003454a" style:font-size-asian="14pt" style:font-size-complex="16pt"/>
    </style:style>
    <style:style style:name="P2" style:family="paragraph" style:parent-style-name="Standard">
      <style:text-properties style:font-name="DejaVu Sans Mono" fo:font-size="16pt" fo:font-weight="bold" officeooo:rsid="0003454a" officeooo:paragraph-rsid="0003454a" style:font-size-asian="14pt" style:font-weight-asian="bold" style:font-size-complex="16pt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style:font-name="DejaVu Sans Mono" fo:font-size="14pt" style:font-size-asian="14pt" style:font-size-complex="14pt"/>
    </style:style>
    <style:style style:name="P5" style:family="paragraph">
      <loext:graphic-properties draw:fill="solid" draw:fill-color="#ffffff"/>
    </style:style>
    <style:style style:name="P6" style:family="paragraph">
      <style:text-properties fo:font-size="14pt" fo:font-style="normal" style:font-size-asian="14pt" style:font-style-asian="normal" style:font-size-complex="14pt" style:font-style-complex="normal"/>
    </style:style>
    <style:style style:name="P7" style:family="paragraph">
      <loext:graphic-properties draw:fill="none" draw:fill-color="#ffffff"/>
      <style:text-properties style:font-name="DejaVu Sans Mono" fo:font-size="14pt" fo:font-style="normal" style:font-size-asian="14pt" style:font-style-asian="normal" style:font-size-complex="14pt" style:font-style-complex="normal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text-properties style:font-name="DejaVu Sans Mono" fo:font-size="18pt" style:font-size-asian="18pt" style:font-size-complex="18pt"/>
    </style:style>
    <style:style style:name="P10" style:family="paragraph">
      <loext:graphic-properties draw:fill="none" draw:fill-color="#ffffff"/>
      <style:text-properties style:font-name="DejaVu Sans Mono" fo:font-size="16pt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style:font-name="DejaVu Sans Mono" fo:font-size="16pt" style:font-size-asian="16pt" style:font-size-complex="16pt"/>
    </style:style>
    <style:style style:name="T1" style:family="text">
      <style:text-properties style:font-name="DejaVu Sans Mono" fo:font-size="14pt" style:font-size-asian="14pt" style:font-size-complex="14pt"/>
    </style:style>
    <style:style style:name="T2" style:family="text">
      <style:text-properties style:font-name="DejaVu Sans Mono" fo:font-size="14pt" fo:font-style="normal" style:font-size-asian="14pt" style:font-style-asian="normal" style:font-size-complex="14pt" style:font-style-complex="normal"/>
    </style:style>
    <style:style style:name="T3" style:family="text">
      <style:text-properties style:font-name="DejaVu Sans Mono" fo:font-size="18pt" style:font-size-asian="18pt" style:font-size-complex="18pt"/>
    </style:style>
    <style:style style:name="T4" style:family="text">
      <style:text-properties style:font-name="DejaVu Sans Mono" fo:font-size="16pt" style:font-size-asian="16pt" style:font-size-complex="16pt"/>
    </style:style>
    <style:style style:name="gr1" style:family="graphic">
      <style:graphic-properties draw:stroke="none" svg:stroke-color="#000000" draw:fill="none" draw:fill-color="#ffffff" fo:min-height="1.3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svg:stroke-color="#1c1c1c" draw:fill="solid" draw:fill-color="#ffffff" draw:textarea-horizontal-align="justify" draw:textarea-vertical-align="middle" draw:auto-grow-height="false" fo:min-height="1.356cm" fo:min-width="2.792cm" style:run-through="foreground"/>
    </style:style>
    <style:style style:name="gr4" style:family="graphic">
      <style:graphic-properties draw:stroke="none" svg:stroke-color="#000000" draw:fill="none" draw:fill-color="#ffffff" fo:min-height="0.9cm" style:run-through="foreground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7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1c1c1c" draw:fill="solid" draw:fill-color="#ffffff" draw:textarea-horizontal-align="justify" draw:textarea-vertical-align="middle" draw:auto-grow-height="false" fo:min-height="1.356cm" fo:min-width="2.7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1c1c1c" draw:fill="solid" draw:fill-color="#ffffff" draw:textarea-horizontal-align="justify" draw:textarea-vertical-align="middle" draw:auto-grow-height="false" fo:min-height="1.577cm" fo:min-width="3.24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lang Bookstore Management API</text:p>
      <text:p text:style-name="P1"/>
      <text:p text:style-name="P1">Database – mysql</text:p>
      <text:p text:style-name="P1">GORM</text:p>
      <text:p text:style-name="P1">JSON marshal &amp; unmarshal</text:p>
      <text:p text:style-name="P1">Project structure</text:p>
      <text:p text:style-name="P1">Gorilla Mux</text:p>
      <text:p text:style-name="P1"/>
      <text:p text:style-name="P2">Project Structure</text:p>
      <text:p text:style-name="P1"><draw:g text:anchor-type="paragraph" draw:z-index="23" draw:name="DrawObject1" draw:style-name="gr2"><draw:custom-shape draw:name="Shape1_7" draw:style-name="gr3" draw:text-style-name="P5" svg:width="2.938cm" svg:height="1.502cm" svg:x="16.073cm" svg:y="5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10" draw:style-name="gr4" draw:text-style-name="P4" svg:width="2.461cm" svg:height="0.9cm" svg:x="16.151cm" svg:y="6.042cm"><draw:text-box><text:p text:style-name="P3"><text:span text:style-name="T1">UTILS.GO</text:span></text:p></draw:text-box></draw:frame></draw:g><draw:g text:anchor-type="paragraph" draw:z-index="26" draw:name="DrawObject1_0" draw:style-name="gr2"><draw:custom-shape draw:name="Shape1_12" draw:style-name="gr3" draw:text-style-name="P5" svg:width="2.938cm" svg:height="1.502cm" svg:x="13.739cm" svg:y="9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13" draw:style-name="gr4" draw:text-style-name="P4" svg:width="2.461cm" svg:height="0.9cm" svg:x="13.817cm" svg:y="10.042cm"><draw:text-box><text:p text:style-name="P3"><text:span text:style-name="T1">POST</text:span></text:p></draw:text-box></draw:frame></draw:g><draw:g text:anchor-type="paragraph" draw:z-index="27" draw:name="DrawObject1_1" draw:style-name="gr2"><draw:custom-shape draw:name="Shape1_13" draw:style-name="gr3" draw:text-style-name="P5" svg:width="2.938cm" svg:height="1.502cm" svg:x="9.738cm" svg:y="9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14" draw:style-name="gr4" draw:text-style-name="P7" svg:width="2.461cm" svg:height="0.9cm" svg:x="9.816cm" svg:y="10.042cm"><draw:text-box><text:p text:style-name="P6"><text:span text:style-name="T2">/book/</text:span></text:p></draw:text-box></draw:frame></draw:g><draw:g text:anchor-type="paragraph" draw:z-index="28" draw:name="DrawObject1_2" draw:style-name="gr2"><draw:custom-shape draw:name="Shape1_14" draw:style-name="gr3" draw:text-style-name="P5" svg:width="2.938cm" svg:height="1.502cm" svg:x="5.738cm" svg:y="9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2_15" draw:style-name="gr4" draw:text-style-name="P4" svg:width="2.461cm" svg:height="0.9cm" svg:x="5.816cm" svg:y="10.042cm"><draw:text-box><text:p text:style-name="P3"><text:span text:style-name="T1">GETBOOKS</text:span></text:p></draw:text-box></draw:frame></draw:g><draw:custom-shape text:anchor-type="paragraph" draw:z-index="0" draw:name="Shape1" draw:style-name="gr8" draw:text-style-name="P5" svg:width="3.414cm" svg:height="1.747cm" svg:x="0.071cm" svg:y="0.5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_0" draw:style-name="gr8" draw:text-style-name="P5" svg:width="3.414cm" svg:height="1.747cm" svg:x="7.738cm" svg:y="0.5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_1" draw:style-name="gr7" draw:text-style-name="P5" svg:width="2.938cm" svg:height="1.502cm" svg:x="-0.263cm" svg:y="2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_2" draw:style-name="gr7" draw:text-style-name="P5" svg:width="2.938cm" svg:height="1.502cm" svg:x="3.071cm" svg:y="2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_3" draw:style-name="gr7" draw:text-style-name="P5" svg:width="2.938cm" svg:height="1.502cm" svg:x="6.405cm" svg:y="2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4" draw:style-name="gr7" draw:text-style-name="P5" svg:width="2.938cm" svg:height="1.502cm" svg:x="9.738cm" svg:y="2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5" draw:style-name="gr7" draw:text-style-name="P5" svg:width="2.938cm" svg:height="1.502cm" svg:x="12.739cm" svg:y="2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_6" draw:style-name="gr7" draw:text-style-name="P5" svg:width="2.938cm" svg:height="1.502cm" svg:x="16.073cm" svg:y="2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_8" draw:style-name="gr7" draw:text-style-name="P5" svg:width="2.938cm" svg:height="1.502cm" svg:x="12.739cm" svg:y="5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_9" draw:style-name="gr7" draw:text-style-name="P5" svg:width="2.938cm" svg:height="1.502cm" svg:x="9.738cm" svg:y="5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_10" draw:style-name="gr7" draw:text-style-name="P5" svg:width="2.938cm" svg:height="1.502cm" svg:x="6.405cm" svg:y="5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_11" draw:style-name="gr7" draw:text-style-name="P5" svg:width="2.938cm" svg:height="1.502cm" svg:x="3.071cm" svg:y="5.5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2" draw:name="Shape2" draw:style-name="gr6" draw:text-style-name="P10" svg:width="2.461cm" svg:height="0.9cm" svg:x="0.482cm" svg:y="1.041cm"><draw:text-box><text:p><text:span text:style-name="T4">CMD</text:span></text:p></draw:text-box></draw:frame><draw:frame text:anchor-type="paragraph" draw:z-index="13" draw:name="Shape2_0" draw:style-name="gr6" draw:text-style-name="P10" svg:width="2.461cm" svg:height="0.9cm" svg:x="8.149cm" svg:y="1.041cm"><draw:text-box><text:p><text:span text:style-name="T4">PKG</text:span></text:p></draw:text-box></draw:frame><draw:frame text:anchor-type="paragraph" draw:z-index="14" draw:name="Shape2_1" draw:style-name="gr6" draw:text-style-name="P11" svg:width="2.461cm" svg:height="0.9cm" svg:x="0.148cm" svg:y="3.374cm"><draw:text-box><text:p><text:span text:style-name="T4">MAIN.GO</text:span></text:p></draw:text-box></draw:frame><draw:frame text:anchor-type="paragraph" draw:z-index="15" draw:name="Shape2_2" draw:style-name="gr6" draw:text-style-name="P10" svg:width="2.461cm" svg:height="0.9cm" svg:x="3.149cm" svg:y="3.374cm"><draw:text-box><text:p><text:span text:style-name="T4">config</text:span></text:p></draw:text-box></draw:frame><draw:frame text:anchor-type="paragraph" draw:z-index="16" draw:name="Shape2_3" draw:style-name="gr6" draw:text-style-name="P10" svg:width="2.461cm" svg:height="0.9cm" svg:x="6.482cm" svg:y="3.374cm"><draw:text-box><text:p><text:span text:style-name="T4">control</text:span></text:p></draw:text-box></draw:frame><draw:frame text:anchor-type="paragraph" draw:z-index="17" draw:name="Shape2_4" draw:style-name="gr6" draw:text-style-name="P10" svg:width="2.461cm" svg:height="0.9cm" svg:x="9.816cm" svg:y="3.374cm"><draw:text-box><text:p><text:span text:style-name="T4">models</text:span></text:p></draw:text-box></draw:frame><draw:frame text:anchor-type="paragraph" draw:z-index="18" draw:name="Shape2_5" draw:style-name="gr6" draw:text-style-name="P10" svg:width="2.461cm" svg:height="0.9cm" svg:x="12.816cm" svg:y="3.374cm"><draw:text-box><text:p><text:span text:style-name="T4">routes</text:span></text:p></draw:text-box></draw:frame><draw:frame text:anchor-type="paragraph" draw:z-index="19" draw:name="Shape2_6" draw:style-name="gr6" draw:text-style-name="P10" svg:width="2.461cm" svg:height="0.9cm" svg:x="16.15cm" svg:y="3.374cm"><draw:text-box><text:p><text:span text:style-name="T4">utils</text:span></text:p></draw:text-box></draw:frame><draw:frame text:anchor-type="paragraph" draw:z-index="20" draw:name="Shape2_7" draw:style-name="gr6" draw:text-style-name="P4" svg:width="2.461cm" svg:height="0.9cm" svg:x="3.149cm" svg:y="6.041cm"><draw:text-box><text:p text:style-name="P3"><text:span text:style-name="T1">APP.GO</text:span></text:p></draw:text-box></draw:frame><draw:frame text:anchor-type="paragraph" draw:z-index="21" draw:name="Shape2_8" draw:style-name="gr1" draw:text-style-name="P4" svg:width="2.461cm" svg:height="1.343cm" svg:x="6.482cm" svg:y="5.599cm"><draw:text-box><text:p text:style-name="P3"><text:span text:style-name="T1">BOOK</text:span><text:span text:style-name="T1"><text:line-break/></text:span><text:span text:style-name="T1">CONTROL</text:span></text:p></draw:text-box></draw:frame><draw:frame text:anchor-type="paragraph" draw:z-index="22" draw:name="Shape2_9" draw:style-name="gr6" draw:text-style-name="P4" svg:width="2.461cm" svg:height="0.9cm" svg:x="9.816cm" svg:y="6.041cm"><draw:text-box><text:p text:style-name="P3"><text:span text:style-name="T1">BOOK.GO</text:span></text:p></draw:text-box></draw:frame><draw:frame text:anchor-type="paragraph" draw:z-index="24" draw:name="Shape2_11" draw:style-name="gr5" draw:text-style-name="P4" svg:width="2.721cm" svg:height="1.728cm" svg:x="12.816cm" svg:y="5.599cm"><draw:text-box><text:p text:style-name="P3"><text:span text:style-name="T1">BOOKSTORE</text:span><text:span text:style-name="T1"><text:line-break/></text:span><text:span text:style-name="T1">ROUTES</text:span></text:p></draw:text-box></draw:frame><draw:frame text:anchor-type="paragraph" draw:z-index="25" draw:name="Shape2_12" draw:style-name="gr1" draw:text-style-name="P9" svg:width="3.599cm" svg:height="1.343cm" svg:x="7.726cm" svg:y="7.932cm"><draw:text-box><text:p text:style-name="P8"><text:span text:style-name="T3">ROUTES</text:span></text:p></draw:text-box></draw:frame><draw:frame text:anchor-type="paragraph" draw:z-index="29" draw:name="Shape2_16" draw:style-name="gr1" draw:text-style-name="P4" svg:width="4.43cm" svg:height="1.343cm" svg:x="0.561cm" svg:y="9.599cm"><draw:text-box><text:p text:style-name="P3"><text:span text:style-name="T1">controller</text:span></text:p><text:p text:style-name="P3"><text:span text:style-name="T1">funcs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3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2:55:20.416038257</meta:creation-date>
    <dc:date>2023-09-27T23:44:33.228938589</dc:date>
    <meta:editing-duration>PT18M18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1" meta:paragraph-count="7" meta:word-count="17" meta:character-count="120" meta:non-whitespace-character-count="109"/>
  </office:meta>
</office:document-meta>
</file>